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75cm" fo:min-width="8cm"/>
      <style:paragraph-properties style:writing-mode="lr-tb"/>
    </style:style>
    <style:style style:name="gr4" style:family="graphic" style:parent-style-name="standard">
      <style:graphic-properties svg:stroke-width="0.159cm" draw:marker-start-width="0.438cm" draw:marker-end-width="0.438cm" draw:opacity="0%" draw:textarea-horizontal-align="justify" draw:textarea-vertical-align="middle" draw:auto-grow-height="false" fo:min-height="7.592cm" fo:min-width="13.342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25cm" fo:min-width="8cm"/>
      <style:paragraph-properties style:writing-mode="lr-tb"/>
    </style:style>
    <style:style style:name="gr6" style:family="graphic" style:parent-style-name="standard">
      <style:graphic-properties draw:stroke="none" draw:fill="none" fo:min-height="0.84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opacity="0%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Au moment de copier Scan3 dans extracted, on supprime scan 3 de destin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Scan3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 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Un nouveau scan 3 apparaît dans sniffe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Scan3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 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Il est copié dans destin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 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Il disparaît de sniffe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 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1">Scan3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Rien ne se passe car Scan 3 est dans extracted et destination (même titre mais contenu différent!)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Au moment de copier Scan3 dans extracted, on lui donne un nom UNIQUE (timestamp?)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Un nouveau scan 3 arrive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Copié dans destin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/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Supprimé de sniffe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/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/text:p>
          <text:p text:style-name="P1"><text:span text:style-name="T4">Unique 2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Scan 3 copié, renommé Unique 2 et collé dans extracte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text:span text:style-name="T1"><text:line-break/></text:span><text:span text:style-name="T1">Scan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Destination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Extracted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cm" svg:height="1cm" svg:x="10cm" svg:y="8.5cm">
          <text:p text:style-name="P2"><text:span text:style-name="T2">Début : Destination et extracted vid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cm" svg:x="8cm" svg:y="4cm">
          <text:p text:style-name="P1">Sniffed<text:line-break/><text:span text:style-name="T1">Scan1</text:span><text:span text:style-name="T1"><text:line-break/></text:span><text:span text:style-name="T1">Scan2</text:span></text:p>
          <text:p text:style-name="P1"><text:span text:style-name="T1"/></text:p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5cm" svg:y="4cm">
          <text:p text:style-name="P1"><text:span text:style-name="T3"/></text:p>
          <text:p text:style-name="P1"><text:span text:style-name="T3">Destination</text:span><text:span text:style-name="T3"><text:line-break/></text:span><text:span text:style-name="T1">Scan1 </text:span><text:span text:style-name="T1"><text:line-break/></text:span><text:span text:style-name="T1">Scan2</text:span></text:p>
          <text:p text:style-name="P1"><text:span text:style-name="T1">Scan3</text:span></text:p>
          <text:p text:style-name="P1"><text:span text:style-name="T1"><text:s/></text:span><text:span text:style-name="T1"><text:line-break/></text:span><text:line-break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7cm" svg:y="4cm">
          <text:p text:style-name="P1"><text:span text:style-name="T3">Extracted</text:span><text:span text:style-name="T3"><text:line-break/></text:span><text:span text:style-name="T4">Unique 1</text:span></text:p>
          <text:p text:style-name="P1"><text:span text:style-name="T4">Unique 2</text:span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cm" svg:height="8cm" svg:x="7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cm" svg:height="1.5cm" svg:x="10cm" svg:y="8.5cm">
          <text:p text:style-name="P2"><text:span text:style-name="T2">Scan 3 supprimé de Destin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79cm" svg:height="1.095cm" svg:x="10.5cm" svg:y="1cm">
          <draw:text-box>
            <text:p text:style-name="P5">Solution ?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5" draw:text-style-name="P3" draw:layer="layout" svg:width="8.5cm" svg:height="1.5cm" svg:x="10cm" svg:y="5.5cm">
          <text:p text:style-name="P2"><text:span text:style-name="T2">Au boulot ! Arbeit machts FRE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5T16:08:05.477000000</dc:date>
    <meta:editing-duration>PT15M37S</meta:editing-duration>
    <meta:editing-cycles>19</meta:editing-cycles>
    <meta:generator>LibreOffice/7.4.2.3$Windows_X86_64 LibreOffice_project/382eef1f22670f7f4118c8c2dd222ec7ad009daf</meta:generator>
    <meta:document-statistic meta:object-count="156"/>
  </office:meta>
</office:document-meta>
</file>